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宋体" svg:font-family="宋体" style:font-family-generic="system" style:font-pitch="variable"/>
  </office:font-face-decls>
  <office:automatic-styles>
    <style:style style:name="Table1" style:family="table">
      <style:table-properties style:width="6.5201in" style:rel-width="80%" fo:margin-top="0in" fo:margin-bottom="0in" table:align="center" style:writing-mode="lr-tb"/>
    </style:style>
    <style:style style:name="Table1.A" style:family="table-column">
      <style:table-column-properties style:column-width="6.5201in" style:rel-column-width="9389*"/>
    </style:style>
    <style:style style:name="Table1.1" style:family="table-row">
      <style:table-row-properties style:min-row-height="0.2438in" fo:keep-together="auto"/>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007in" fo:keep-together="auto"/>
    </style:style>
    <style:style style:name="Table1.3" style:family="table-row">
      <style:table-row-properties style:min-row-height="0.5965in" fo:keep-together="auto"/>
    </style:style>
    <style:style style:name="Table1.4" style:family="table-row">
      <style:table-row-properties style:min-row-height="0.1938in" fo:keep-together="auto"/>
    </style:style>
    <style:style style:name="Table1.7" style:family="table-row">
      <style:table-row-properties style:min-row-height="0.2556in" fo:keep-together="auto"/>
    </style:style>
    <style:style style:name="Table2" style:family="table">
      <style:table-properties style:width="2.9354in" table:align="margins" fo:keep-with-next="always" style:may-break-between-rows="true" table:border-model="collapsing"/>
    </style:style>
    <style:style style:name="Table2.A" style:family="table-column">
      <style:table-column-properties style:column-width="1.4979in" style:rel-column-width="33441*"/>
    </style:style>
    <style:style style:name="Table2.B" style:family="table-column">
      <style:table-column-properties style:column-width="0.684in" style:rel-column-width="15271*"/>
    </style:style>
    <style:style style:name="Table2.C" style:family="table-column">
      <style:table-column-properties style:column-width="0.7535in" style:rel-column-width="16823*"/>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 style:family="table-row">
      <style:table-row-properties fo:keep-together="auto"/>
    </style:style>
    <style:style style:name="P1" style:family="paragraph" style:parent-style-name="Frame_20_contents">
      <style:text-properties officeooo:paragraph-rsid="001a2efa"/>
    </style:style>
    <style:style style:name="P2" style:family="paragraph" style:parent-style-name="Standard">
      <style:text-properties officeooo:paragraph-rsid="001a2efa"/>
    </style:style>
    <style:style style:name="P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n" fo:country="US" fo:font-weight="bold" officeooo:paragraph-rsid="001a2efa" style:letter-kerning="false" style:font-name-asian="宋体" style:font-size-asian="11pt" style:language-asian="en" style:country-asian="US" style:font-weight-asian="bold" style:font-name-complex="Times New Roman1" style:font-size-complex="11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5pt" fo:language="en" fo:country="US" fo:font-weight="bold" officeooo:paragraph-rsid="001a2efa" style:letter-kerning="false" style:font-name-asian="宋体" style:font-size-asian="15pt" style:language-asian="en" style:country-asian="US" style:font-weight-asian="bold" style:font-name-complex="Times New Roman1" style:font-size-complex="15pt" style:language-complex="ar" style:country-complex="SA" style:font-weight-complex="bold"/>
    </style:style>
    <style:style style:name="P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officeooo:paragraph-rsid="001a2efa" style:letter-kerning="false" style:font-name-asian="宋体" style:font-size-asian="12pt" style:language-asian="en" style:country-asian="US" style:font-weight-asian="bold" style:font-name-complex="Times New Roman1" style:font-size-complex="12pt" style:language-complex="ar" style:country-complex="SA" style:font-weight-complex="bold"/>
    </style:style>
    <style:style style:name="P6" style:family="paragraph" style:parent-style-name="ACL_20_Indent">
      <style:text-properties officeooo:paragraph-rsid="001a6fba"/>
    </style:style>
    <style:style style:name="P7" style:family="paragraph" style:parent-style-name="ACL_20_Text">
      <style:text-properties officeooo:paragraph-rsid="001a6fba"/>
    </style:style>
    <style:style style:name="P8" style:family="paragraph" style:parent-style-name="ACL_20_Text_20_First_20_Line">
      <style:text-properties officeooo:paragraph-rsid="001a6fba"/>
    </style:style>
    <style:style style:name="P9" style:family="paragraph" style:parent-style-name="ACL_20_Text_20_First_20_Line">
      <style:paragraph-properties fo:margin-left="0in" fo:margin-right="0in" fo:text-indent="0in" style:auto-text-indent="false"/>
      <style:text-properties officeooo:paragraph-rsid="001a6fba"/>
    </style:style>
    <style:style style:name="P10" style:family="paragraph" style:parent-style-name="ACL_20_Indent">
      <style:text-properties officeooo:rsid="001a6fba" officeooo:paragraph-rsid="001a6fba"/>
    </style:style>
    <style:style style:name="P11" style:family="paragraph" style:parent-style-name="ACL_20_Text">
      <style:text-properties officeooo:rsid="001a6fba" officeooo:paragraph-rsid="001a6fba"/>
    </style:style>
    <style:style style:name="P12" style:family="paragraph" style:parent-style-name="ACL_20_Text">
      <style:text-properties fo:font-size="10pt" fo:font-weight="bold" style:font-size-asian="10pt" style:font-weight-asian="bold" style:font-size-complex="10pt" style:font-weight-complex="bold"/>
    </style:style>
    <style:style style:name="P13" style:family="paragraph" style:parent-style-name="ACL_20_Text">
      <style:text-properties fo:font-size="10pt" officeooo:rsid="001a6fba" officeooo:paragraph-rsid="001a6fba" style:font-size-asian="10pt" style:font-size-complex="10pt"/>
    </style:style>
    <style:style style:name="P14" style:family="paragraph" style:parent-style-name="ACL_20_Text">
      <style:text-properties fo:font-size="10pt" style:font-size-asian="10pt" style:font-size-complex="10pt"/>
    </style:style>
    <style:style style:name="P15" style:family="paragraph" style:parent-style-name="Frame_20_contents">
      <style:paragraph-properties fo:text-align="justify" style:justify-single-word="false"/>
    </style:style>
    <style:style style:name="P16" style:family="paragraph" style:parent-style-name="ACL_20_Abstract_20_Text">
      <style:text-properties officeooo:paragraph-rsid="001c26e4"/>
    </style:style>
    <style:style style:name="P17" style:family="paragraph" style:parent-style-name="ACL_20_Text">
      <style:text-properties officeooo:paragraph-rsid="001c26e4"/>
    </style:style>
    <style:style style:name="P18" style:family="paragraph" style:parent-style-name="ACL_20_Text">
      <style:paragraph-properties fo:margin-left="0in" fo:margin-right="0in" fo:text-indent="0.1874in" style:auto-text-indent="false"/>
      <style:text-properties officeooo:paragraph-rsid="001c26e4"/>
    </style:style>
    <style:style style:name="P19" style:family="paragraph" style:parent-style-name="ACL_20_Text">
      <style:text-properties officeooo:rsid="001c26e4" officeooo:paragraph-rsid="001c26e4"/>
    </style:style>
    <style:style style:name="P20" style:family="paragraph" style:parent-style-name="ACL_20_References_20_Header">
      <style:text-properties officeooo:rsid="001c26e4" officeooo:paragraph-rsid="001c26e4"/>
    </style:style>
    <style:style style:name="P21" style:family="paragraph" style:parent-style-name="ACL_20_Abstract_20_Heading">
      <style:paragraph-properties fo:text-align="center" style:justify-single-word="false"/>
    </style:style>
    <style:style style:name="P22" style:family="paragraph" style:parent-style-name="ACL_20_Section">
      <style:text-properties officeooo:rsid="001a2efa" officeooo:paragraph-rsid="001a2efa"/>
    </style:style>
    <style:style style:name="P23" style:family="paragraph" style:parent-style-name="ACL_20_Section">
      <style:text-properties officeooo:rsid="001a6fba" officeooo:paragraph-rsid="001a6fba"/>
    </style:style>
    <style:style style:name="P24" style:family="paragraph" style:parent-style-name="ACL_20_Section">
      <style:text-properties officeooo:rsid="001c26e4" officeooo:paragraph-rsid="001c26e4"/>
    </style:style>
    <style:style style:name="P25" style:family="paragraph" style:parent-style-name="ACL_20_Subsection">
      <style:text-properties officeooo:rsid="001a6fba" officeooo:paragraph-rsid="001a6fba"/>
    </style:style>
    <style:style style:name="P26" style:family="paragraph" style:parent-style-name="ACL_20_Subsubsection">
      <style:text-properties officeooo:rsid="001a6fba" officeooo:paragraph-rsid="001a6fba"/>
    </style:style>
    <style:style style:name="T1" style:family="text">
      <style:text-properties officeooo:rsid="001a6fb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officeooo:rsid="001c26e4"/>
    </style:style>
    <style:style style:name="T7" style:family="text"/>
    <style:style style:name="fr1" style:family="graphic" style:parent-style-name="Frame">
      <style:graphic-properties style:vertical-pos="top" style:vertical-rel="paragraph-content" style:horizontal-pos="center" style:horizontal-rel="paragraph" fo:padding="0.0598in" fo:border="none" loext:rel-width-rel="paragraph"/>
    </style:style>
    <style:style style:name="fr2" style:family="graphic" style:parent-style-name="Frame">
      <style:graphic-properties style:vertical-pos="from-top" style:vertical-rel="paragraph" style:horizontal-pos="from-left" style:horizontal-rel="paragraph" fo:padding="0.0598in" fo:border="non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Frame1" text:anchor-type="paragraph" svg:x="-0.9799in" svg:y="0.0299in" svg:width="8.2701in" style:rel-width="100%" draw:z-index="0"><draw:text-box fo:min-height="2.5354in"><text:p text:style-name="P1"/><table:table table:name="Table1" table:style-name="Table1"><table:table-column table:style-name="Table1.A"/><table:table-row table:style-name="Table1.1"><table:table-cell table:style-name="Table1.A1" office:value-type="string"><text:p text:style-name="P4">Instructions for *ACL Proceedings</text:p></table:table-cell></table:table-row><table:table-row table:style-name="Table1.2"><table:table-cell table:style-name="Table1.A1" office:value-type="string"><text:p text:style-name="P3"/></table:table-cell></table:table-row><table:table-row table:style-name="Table1.3"><table:table-cell table:style-name="Table1.A1" office:value-type="string"><text:p text:style-name="P3"/><text:p text:style-name="P3"/><text:p text:style-name="P5">Anonymous ACL submission</text:p></table:table-cell></table:table-row><table:table-row table:style-name="Table1.4"><table:table-cell table:style-name="Table1.A1" office:value-type="string"><text:p text:style-name="P3"/></table:table-cell></table:table-row><table:table-row table:style-name="Table1.2"><table:table-cell table:style-name="Table1.A1" office:value-type="string"><text:p text:style-name="P3"/></table:table-cell></table:table-row><table:table-row table:style-name="Table1.2"><table:table-cell table:style-name="Table1.A1" office:value-type="string"><text:p text:style-name="P3"/><text:p text:style-name="P3"/></table:table-cell></table:table-row><table:table-row table:style-name="Table1.7"><table:table-cell table:style-name="Table1.A1" office:value-type="string"><text:p text:style-name="P3"/></table:table-cell></table:table-row></table:table><text:p text:style-name="P2"/></draw:text-box></draw:frame>Abstract</text:p>
      <text:p text:style-name="P16">This document is a supplement to the <text:s/>general guidelines for <text:s/>*ACL authors. <text:s text:c="3"/>It <text:s/>contains instructions for using the <text:s/><text:span text:style-name="T6">LibreOffice</text:span> template for ACL conferences. <text:s text:c="2"/>The document itself conforms to its own specifications, and is therefore an example of what your manuscript should look like. These instructions should be used both for papers submitted for review and for final versions of accepted papers.</text:p>
      <text:list xml:id="list4196341050" text:style-name="Outline">
        <text:list-item>
          <text:h text:style-name="P22" text:outline-level="1">Introduction</text:h>
        </text:list-item>
      </text:list>
      <text:p text:style-name="P18">If the paper is accepted, remove the header, footer (page numbers), any line numbering, and the ruler for the final version.</text:p>
      <text:list xml:id="list101809597797261" text:continue-numbering="true" text:style-name="Outline">
        <text:list-item>
          <text:h text:style-name="P23" text:outline-level="1">Title section 2</text:h>
        </text:list-item>
      </text:list>
      <text:p text:style-name="P7">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6">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list xml:id="list101810407010926" text:continue-numbering="true" text:style-name="Outline">
        <text:list-item>
          <text:list>
            <text:list-item>
              <text:h text:style-name="P25" text:outline-level="2">Title subsection</text:h>
            </text:list-item>
          </text:list>
        </text:list-item>
      </text:list>
      <text:p text:style-name="P11">Text of the subsection.</text:p>
      <text:p text:style-name="P10">Bla bla bla bla…</text:p>
      <text:list xml:id="list101809033904917" text:continue-numbering="true" text:style-name="Outline">
        <text:list-item>
          <text:list>
            <text:list-item>
              <text:list>
                <text:list-item>
                  <text:h text:style-name="P26" text:outline-level="3">Title subsubsection</text:h>
                </text:list-item>
              </text:list>
            </text:list-item>
          </text:list>
        </text:list-item>
      </text:list>
      <text:p text:style-name="P11">If you want to add another level, just create a new style inherited from ‘ACL Subsection’ and add it to the chapter numbering level (Tools &gt; Chapter numbering…).</text:p>
      <text:list xml:id="list101809987842036" text:continue-numbering="true" text:style-name="Outline">
        <text:list-item>
          <text:h text:style-name="P23" text:outline-level="1">Figures and <text:span text:style-name="T6">tables</text:span></text:h>
        </text:list-item>
      </text:list>
      <text:p text:style-name="P9"><text:span text:style-name="T3">Creating:</text:span> To create a new Figure or Table, insert a <text:span text:style-name="T1">Frame</text:span> where you want it to appear (generally, centered at the top of a column close to where it is referred to) and then fill it in with the Figure (or Table). <text:span text:style-name="T1">R</text:span>ight click to add Caption, with the ACL Caption style (or ACL Caption Long style for multi-line captions), which places 10 pt below and above the caption.</text:p>
      <text:p text:style-name="P8"><text:span text:style-name="T2">Numbering: </text:span>To update numbering, highlight all the relevant text (<text:span text:style-name="T4">e.g.</text:span>, <text:span text:style-name="T2">Ctrl-A + F9</text:span>). This will update all the numbering applicable to tables, figures, equations, and headings.</text:p>
      <text:p text:style-name="ACL_20_Text_20_First_20_Line"><draw:frame draw:style-name="fr1" draw:name="Frame2" text:anchor-type="paragraph" svg:width="3.0547in" style:rel-width="100%" draw:z-index="1"><draw:text-box fo:min-height="1.7516in"><table:table table:name="Table2" table:style-name="Table2" table:template-name="Default Style"><table:table-column table:style-name="Table2.A"/><table:table-column table:style-name="Table2.B"/><table:table-column table:style-name="Table2.C"/><table:table-row><table:table-cell table:style-name="Table2.A1" office:value-type="string"><text:p text:style-name="P12">Type of text</text:p></table:table-cell><table:table-cell table:style-name="Table2.A1" office:value-type="string"><text:p text:style-name="P12">Font size</text:p></table:table-cell><table:table-cell table:style-name="Table2.C1" office:value-type="string"><text:p text:style-name="P12">Style</text:p></table:table-cell></table:table-row><table:table-row><table:table-cell table:style-name="Table2.A2" office:value-type="string"><text:p text:style-name="P14">Paper title</text:p></table:table-cell><table:table-cell table:style-name="Table2.A2" office:value-type="string"><text:p text:style-name="P14">15 pt</text:p></table:table-cell><table:table-cell table:style-name="Table2.C2" office:value-type="string"><text:p text:style-name="P12">bold</text:p></table:table-cell></table:table-row><table:table-row><table:table-cell table:style-name="Table2.A2" office:value-type="string"><text:p text:style-name="P14">Author names</text:p></table:table-cell><table:table-cell table:style-name="Table2.A2" office:value-type="string"><text:p text:style-name="P14">12 pt</text:p></table:table-cell><table:table-cell table:style-name="Table2.C2" office:value-type="string"><text:p text:style-name="P12">bold</text:p></table:table-cell></table:table-row><table:table-row><table:table-cell table:style-name="Table2.A2" office:value-type="string"><text:p text:style-name="P14">Author affiliation</text:p></table:table-cell><table:table-cell table:style-name="Table2.A2" office:value-type="string"><text:p text:style-name="P14">12 pt</text:p></table:table-cell><table:table-cell table:style-name="Table2.C2" office:value-type="string"><text:p text:style-name="P14"/></table:table-cell></table:table-row><table:table-row><table:table-cell table:style-name="Table2.A2" office:value-type="string"><text:p text:style-name="P14">The word “Abstract”</text:p></table:table-cell><table:table-cell table:style-name="Table2.A2" office:value-type="string"><text:p text:style-name="P14">12 pt</text:p></table:table-cell><table:table-cell table:style-name="Table2.C2" office:value-type="string"><text:p text:style-name="P12">bold</text:p></table:table-cell></table:table-row><table:table-row><table:table-cell table:style-name="Table2.A2" office:value-type="string"><text:p text:style-name="P14">Section titles</text:p></table:table-cell><table:table-cell table:style-name="Table2.A2" office:value-type="string"><text:p text:style-name="P13">12 pt</text:p></table:table-cell><table:table-cell table:style-name="Table2.C2" office:value-type="string"><text:p text:style-name="P12">bold</text:p></table:table-cell></table:table-row><table:table-row><table:table-cell table:style-name="Table2.A2" office:value-type="string"><text:p text:style-name="P14">Document text</text:p></table:table-cell><table:table-cell table:style-name="Table2.A2" office:value-type="string"><text:p text:style-name="P13">11 pt</text:p></table:table-cell><table:table-cell table:style-name="Table2.C2" office:value-type="string"><text:p text:style-name="P14"/></table:table-cell></table:table-row><table:table-row><table:table-cell table:style-name="Table2.A2" office:value-type="string"><text:p text:style-name="P14">Captions</text:p></table:table-cell><table:table-cell table:style-name="Table2.A2" office:value-type="string"><text:p text:style-name="P13">10 pt</text:p></table:table-cell><table:table-cell table:style-name="Table2.C2" office:value-type="string"><text:p text:style-name="P14"/></table:table-cell></table:table-row><table:table-row table:style-name="Table2.9"><table:table-cell table:style-name="Table2.A2" office:value-type="string"><text:p text:style-name="P14">Abstract text</text:p></table:table-cell><table:table-cell table:style-name="Table2.A2" office:value-type="string"><text:p text:style-name="P13">10 pt</text:p></table:table-cell><table:table-cell table:style-name="Table2.C2" office:value-type="string"><text:p text:style-name="P14"/></table:table-cell></table:table-row><table:table-row table:style-name="Table2.9"><table:table-cell table:style-name="Table2.A2" office:value-type="string"><text:p text:style-name="P13">Bibliography</text:p></table:table-cell><table:table-cell table:style-name="Table2.A2" office:value-type="string"><text:p text:style-name="P13">10 pt</text:p></table:table-cell><table:table-cell table:style-name="Table2.C2" office:value-type="string"><text:p text:style-name="P14"/></table:table-cell></table:table-row><table:table-row><table:table-cell table:style-name="Table2.A2" office:value-type="string"><text:p text:style-name="P13">Footnotes</text:p></table:table-cell><table:table-cell table:style-name="Table2.A2" office:value-type="string"><text:p text:style-name="P13">9 pt</text:p></table:table-cell><table:table-cell table:style-name="Table2.C2" office:value-type="string"><text:p text:style-name="P14"/></table:table-cell></table:table-row></table:table><text:p text:style-name="ACL_20_Caption"><text:span text:style-name="ACL_20_Caption_20_Char">Table </text:span><text:span text:style-name="ACL_20_Caption_20_Char"><text:sequence text:ref-name="refTable0" text:name="Table" text:formula="ooow:Table+1" style:num-format="1">1</text:sequence></text:span><text:span text:style-name="ACL_20_Caption_20_Char">: </text:span>Font guide.</text:p><text:p text:style-name="P15"/></draw:text-box></draw:frame><text:soft-page-break/><text:span text:style-name="T2">Cross-referencing:</text:span> To add a cross reference to a figure or table, <text:span text:style-name="T1">go to Insert &gt; Cross-reference and select the object you want to refer to (be sure to select the option “Category and number” if you want to see a text like “</text:span><text:sequence-ref text:reference-format="category-and-value" text:ref-name="refTable0">Table 1</text:sequence-ref>”<text:span text:style-name="T1">).</text:span></text:p>
      <text:list xml:id="list101809744639467" text:continue-numbering="true" text:style-name="Outline">
        <text:list-item>
          <text:h text:style-name="P24" text:outline-level="1">References and citations</text:h>
        </text:list-item>
      </text:list>
      <text:p text:style-name="P17">To create hyperlinks between citations and references, as you insert each full reference in the References section, highlight it and then select Insert, <text:span text:style-name="T6">Hyperlink</text:span>. <text:span text:style-name="T6">In the left-hand menu, select Document and then Target in document. You’ll see from the options in the menu, the field Bookmarks: click it and select the bookmark corresponding to the citation of your interest.</text:span> Link back to the reference from its citations in the text by highlight the citation, right clicking, and selecting Insert, Cross-Reference, then selecting the Bookmark you’ve saved. <text:span text:style-name="T6">So, for example, you’ll see the text of the citation like that: </text:span><text:a xlink:type="simple" xlink:href="#Theory of Parsing" text:style-name="Internet_20_link" text:visited-style-name="Visited_20_Internet_20_Link"><text:span text:style-name="T6">Aho &amp; Ullman (1972)</text:span></text:a><text:span text:style-name="T6">. After you’ve done all this procedure, you shoud see the text of the citation in Dark Blue, Color Hex #000099.</text:span></text:p>
      <text:list xml:id="list101808939770985" text:continue-numbering="true" text:style-name="Outline">
        <text:list-item>
          <text:h text:style-name="P24" text:outline-level="1">Final remarks</text:h>
        </text:list-item>
      </text:list>
      <text:p text:style-name="P19">For any doubt, please refer to the official formatting guidelines provided by ACL.<text:note text:id="ftn1" text:note-class="footnote"><text:note-citation>1</text:note-citation><text:note-body><text:p text:style-name="ACL_20_Footnote_20_Text"><text:a xlink:type="simple" xlink:href="https://acl-org.github.io/ACLPUB/formatting.html" text:style-name="Internet_20_link" text:visited-style-name="Visited_20_Internet_20_Link">https://acl-org.github.io/ACLPUB/formatting.html</text:a></text:p></text:note-body></text:note></text:p>
      <text:h text:style-name="P20" text:outline-level="1">References</text:h>
      <text:p text:style-name="ACL_20_References_20_Text"><text:bookmark-start text:name="Theory of Parsing"/>Alfred. V. Aho and Jeffrey D. Ullman. 1972. <text:span text:style-name="T5">The Theory of Parsing, Translation and Compiling, volume 1</text:span>. Prentice-Hall, Englewood Cliffs, NJ.<text:bookmark-end text:name="Theory of Par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nap-to-layout-gri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1547in" style:type="center"/>
          <style:tab-stop style:position="6.3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47in" style:type="center"/>
          <style:tab-stop style:position="6.31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547in" style:type="center"/>
          <style:tab-stop style:position="6.3102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L_20_Abstract_20_Heading" style:display-name="ACL Abstract Heading" style:family="paragraph" style:parent-style-name="Standard" style:next-style-name="Standard" style:master-page-name="">
      <style:paragraph-properties fo:margin-top="0in" fo:margin-bottom="0.1402in" style:contextual-spacing="false" fo:line-height="102%" fo:text-align="center" style:justify-single-word="false" style:page-number="auto" style:writing-mode="lr-tb"/>
      <style:text-properties style:font-name="Times New Roman2" fo:font-family="'Times New Roman'" style:font-style-name="Bold" style:font-family-generic="roman" style:font-pitch="variable" fo:font-weight="bold"/>
    </style:style>
    <style:style style:name="ACL_20_Text" style:display-name="ACL Text" style:family="paragraph" style:parent-style-name="Standard" style:next-style-name="ACL_20_Indent" style:master-page-name="">
      <style:paragraph-properties fo:line-height="105%" fo:text-align="justify" style:justify-single-word="false" style:page-number="auto" style:snap-to-layout-grid="true" style:writing-mode="lr-tb"/>
      <style:text-properties style:font-name="Times New Roman3" fo:font-family="'Times New Roman'" style:font-style-name="Regular" style:font-family-generic="roman" style:font-pitch="variable" fo:font-size="11pt" fo:letter-spacing="-0.0016in"/>
    </style:style>
    <style:style style:name="ACL_20_Abstract_20_Text" style:display-name="ACL Abstract Text" style:family="paragraph" style:parent-style-name="ACL_20_Text" style:master-page-name="">
      <style:paragraph-properties fo:margin-left="0.2799in" fo:margin-right="0.4098in" fo:margin-top="0in" fo:margin-bottom="0.1701in" style:contextual-spacing="false" fo:line-height="105%" fo:text-indent="0in" style:auto-text-indent="false" style:page-number="auto"/>
      <style:text-properties fo:font-size="10pt"/>
    </style:style>
    <style:style style:name="ACL_20_Hyperlink" style:display-name="ACL Hyperlink" style:family="paragraph" style:parent-style-name="ACL_20_Text">
      <style:text-properties fo:color="#000090" loext:opacity="100%"/>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ACL_20_Title" style:display-name="ACL Title" style:family="paragraph" style:parent-style-name="Standard">
      <style:paragraph-properties fo:text-align="center" style:justify-single-word="false" fo:padding="0.0138in" fo:border="0.74pt solid #000000" style:shadow="none"/>
      <style:text-properties style:font-name="Times New Roman" fo:font-family="'Times New Roman'" style:font-family-generic="roman" style:font-pitch="variable" fo:font-size="15pt" fo:font-weight="bold" style:font-size-asian="15pt" style:font-weight-asian="bold" style:font-name-complex="Times New Roman1" style:font-family-complex="'Times New Roman'" style:font-family-generic-complex="system" style:font-pitch-complex="variable" style:font-size-complex="15pt"/>
    </style:style>
    <style:style style:name="ACL_20_Acknowledgments" style:display-name="ACL Acknowledgments" style:family="paragraph" style:parent-style-name="Standard" loext:linked-style-name="ACL_20_Acknowledgments_20_Char" style:default-outline-level="1" style:list-style-name="">
      <style:paragraph-properties fo:margin-top="0.1252in" fo:margin-bottom="0.0835in" style:contextual-spacing="false" fo:line-height="100%" fo:text-align="justify" style:justify-single-word="false" fo:keep-with-next="always"/>
      <style:text-properties style:font-name="Times New Roman" fo:font-family="'Times New Roman'" style:font-family-generic="roman" style:font-pitch="variable" fo:font-size="12pt" fo:font-weight="bold" style:letter-kerning="true" style:font-name-asian="MS Mincho" style:font-family-asian="'MS Mincho'"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3pt" style:font-weight-complex="bold"/>
    </style:style>
    <style:style style:name="ACL_20_Acknowledgments_20_Header" style:display-name="ACL Acknowledgments Header" style:family="paragraph" style:parent-style-name="ACL_20_Acknowledgments" loext:linked-style-name="ACL_20_Acknowledgments_20_Header_20_Char"/>
    <style:style style:name="ACL_20_Address" style:display-name="ACL Address" style:family="paragraph" style:parent-style-name="Standard">
      <style:paragraph-properties fo:margin-top="0in" fo:margin-bottom="0in" style:contextual-spacing="false" fo:line-height="100%" fo:text-align="center" style:justify-single-word="false"/>
      <style:text-properties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ACL_20_References_20_Text" style:display-name="ACL References Text" style:family="paragraph" style:parent-style-name="Standard" loext:linked-style-name="ACL_20_References_20_Text_20_Char">
      <style:paragraph-properties fo:margin-left="0.1598in" fo:margin-right="0in" fo:margin-top="0in" fo:margin-bottom="0.0835in" style:contextual-spacing="false" fo:line-height="102%" fo:text-align="justify" style:justify-single-word="false" fo:text-indent="-0.1598in" style:auto-text-indent="false"/>
      <style:text-properties style:font-name="Times New Roman" fo:font-family="'Times New Roman'" style:font-family-generic="roman" style:font-pitch="variable" fo:font-size="10pt" style:letter-kerning="true" style:font-name-asian="MS Mincho" style:font-family-asian="'MS Mincho'"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ACL_20_Book_2f_Journal_20_title" style:display-name="ACL Book/Journal title" style:family="paragraph" style:parent-style-name="ACL_20_References_20_Text">
      <style:text-properties fo:font-style="italic" style:font-style-asian="italic"/>
    </style:style>
    <style:style style:name="ACL_20_Bulleted_20_List" style:display-name="ACL Bulleted List" style:family="paragraph" style:parent-style-name="Standard" loext:linked-style-name="ACL_20_Bulleted_20_List_20_Char">
      <style:paragraph-properties fo:margin-top="0.139in" fo:margin-bottom="0.139in" style:contextual-spacing="false" fo:line-height="102%" fo:text-align="justify" style:justify-single-word="false">
        <style:tab-stops>
          <style:tab-stop style:position="0.3126in"/>
        </style:tab-stops>
      </style:paragraph-properties>
      <style:text-properties style:font-name="Times New Roman" fo:font-family="'Times New Roman'" style:font-family-generic="roman" style:font-pitch="variable" style:letter-kerning="true" style:font-name-asian="MS Mincho" style:font-family-asian="'MS Mincho'"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ACL_20_Caption" style:display-name="ACL Caption" style:family="paragraph" style:parent-style-name="Standard" loext:linked-style-name="ACL_20_Caption_20_Char">
      <style:paragraph-properties fo:margin-top="0.0555in" fo:margin-bottom="0in" style:contextual-spacing="false" fo:line-height="100%" fo:text-align="center" style:justify-single-word="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ACL_20_Text_20_First_20_Line" style:display-name="ACL Text First Line" style:family="paragraph" style:parent-style-name="ACL_20_Text" loext:linked-style-name="ACL_20_Text_20_First_20_Line_20_Char">
      <style:paragraph-properties fo:margin-left="0in" fo:margin-right="0in" fo:text-indent="0.1598in" style:auto-text-indent="false"/>
    </style:style>
    <style:style style:name="ACL_20_Code" style:display-name="ACL Code" style:family="paragraph" style:parent-style-name="ACL_20_Text_20_First_20_Line" loext:linked-style-name="ACL_20_Code_20_Char">
      <style:text-properties style:font-name="Courier New" fo:font-family="'Courier New'" style:font-family-generic="roman" style:font-pitch="variable" fo:font-size="10pt" style:font-size-asian="10pt"/>
    </style:style>
    <style:style style:name="ACL_20_Email" style:display-name="ACL Email" style:family="paragraph" style:parent-style-name="Standard">
      <style:paragraph-properties fo:margin-top="0.0417in" fo:margin-bottom="0.0417in" style:contextual-spacing="false" fo:line-height="100%" fo:text-align="center" style:justify-single-word="false"/>
      <style:text-properties fo:color="#0d0d0d" loext:opacity="1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ACL_20_Enumerated_20_List" style:display-name="ACL Enumerated List" style:family="paragraph" style:parent-style-name="Standard" loext:linked-style-name="ACL_20_Enumerated_20_List_20_Char">
      <style:paragraph-properties fo:margin-top="0in" fo:margin-bottom="0.139in" style:contextual-spacing="false" fo:line-height="102%" fo:text-align="justify" style:justify-single-word="false"/>
      <style:text-properties style:font-name="Times New Roman" fo:font-family="'Times New Roman'" style:font-family-generic="roman" style:font-pitch="variable" style:letter-kerning="true" style:font-name-asian="MS Mincho" style:font-family-asian="'MS Mincho'" style:font-family-generic-asian="system" style:font-pitch-asian="variable" style:language-asian="tr" style:country-asian="TR" style:font-name-complex="Times New Roman1" style:font-family-complex="'Times New Roman'" style:font-family-generic-complex="system" style:font-pitch-complex="variable"/>
    </style:style>
    <style:style style:name="ACL_20_EquationLine" style:display-name="ACL EquationLine" style:family="paragraph" style:parent-style-name="Standard">
      <style:paragraph-properties fo:margin-top="0.0835in" fo:margin-bottom="0.0835in" style:contextual-spacing="false" fo:line-height="100%" fo:text-align="center" style:justify-single-word="false">
        <style:tab-stops>
          <style:tab-stop style:position="1.6252in" style:type="center"/>
          <style:tab-stop style:position="3.1252in"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font-weight-complex="bold"/>
    </style:style>
    <style:style style:name="ACL_20_Caption_20_Long" style:display-name="ACL Caption Long" style:family="paragraph" style:parent-style-name="ACL_20_Caption">
      <style:paragraph-properties fo:text-align="start" style:justify-single-word="false"/>
      <style:text-properties style:font-name-asian="MS Mincho" style:font-family-asian="'MS Mincho'" style:font-family-generic-asian="system" style:font-pitch-asian="variable"/>
    </style:style>
    <style:style style:name="ACL_20_Footnote_20_Text" style:display-name="ACL Footnote Text" style:family="paragraph" style:parent-style-name="Standard">
      <style:paragraph-properties fo:margin-top="0in" fo:margin-bottom="0in" style:contextual-spacing="false" fo:line-height="100%"/>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Times New Roman1" style:font-family-complex="'Times New Roman'" style:font-family-generic-complex="system" style:font-pitch-complex="variable" style:font-size-complex="10pt"/>
    </style:style>
    <style:style style:name="ACL_20_Indent" style:display-name="ACL Indent" style:family="paragraph" style:parent-style-name="ACL_20_Text">
      <style:paragraph-properties fo:margin-left="0in" fo:margin-right="0in" fo:text-indent="0.1598in" style:auto-text-indent="false"/>
    </style:style>
    <style:style style:name="ACL_20_References_20_Header" style:display-name="ACL References Header" style:family="paragraph" style:parent-style-name="Standard" style:next-style-name="ACL_20_References_20_Text" loext:linked-style-name="ACL_20_References_20_Header_20_Char" style:default-outline-level="1" style:list-style-name="">
      <style:paragraph-properties fo:margin-top="0.1252in" fo:margin-bottom="0.0835in" style:contextual-spacing="false" fo:line-height="100%" fo:text-align="justify" style:justify-single-word="false" fo:keep-with-next="always"/>
      <style:text-properties style:font-name="Times New Roman" fo:font-family="'Times New Roman'" style:font-family-generic="roman" style:font-pitch="variable" fo:font-size="12pt" fo:font-weight="bold" style:letter-kerning="true" style:font-name-asian="MS Mincho" style:font-family-asian="'MS Mincho'"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3pt" style:font-weight-complex="bold"/>
    </style:style>
    <style:style style:name="ACL_20_Ruler_20_Left" style:display-name="ACL Ruler Left" style:family="paragraph" style:parent-style-name="Standard">
      <style:paragraph-properties fo:margin-left="0.1in" fo:margin-right="0in" fo:margin-top="0in" fo:margin-bottom="0.0626in" style:contextual-spacing="false" fo:line-height="105%" fo:text-indent="0in" style:auto-text-indent="false"/>
      <style:text-properties fo:color="#808080" loext:opacity="100%" style:font-name="Arial Bold" fo:font-family="'Arial Bold'" style:font-family-generic="roman" style:font-pitch="variable" fo:font-size="8pt" fo:font-weight="bold" style:font-name-asian="Times New Roman1" style:font-family-asian="'Times New Roman'" style:font-family-generic-asian="system" style:font-pitch-asian="variable" style:font-size-asian="8pt" style:language-asian="de" style:country-asian="DE" style:font-weight-asian="bold" style:font-name-complex="Arial1" style:font-family-complex="Arial" style:font-family-generic-complex="system" style:font-pitch-complex="variable" style:font-size-complex="8pt" style:font-weight-complex="bold"/>
    </style:style>
    <style:style style:name="ACL_20_Ruler_20_Right" style:display-name="ACL Ruler Right" style:family="paragraph" style:parent-style-name="ACL_20_Ruler_20_Left">
      <style:paragraph-properties fo:margin-left="0in" fo:margin-right="0.1in" fo:text-align="end" style:justify-single-word="false" fo:text-indent="0in" style:auto-text-indent="false"/>
    </style:style>
    <style:style style:name="ACL_20_Section" style:display-name="ACL Section" style:family="paragraph" style:parent-style-name="Heading_20_1" style:next-style-name="ACL_20_Text" loext:linked-style-name="ACL_20_Section_20_Char" style:default-outline-level="1" style:list-style-name="Outline">
      <style:paragraph-properties fo:margin-top="0.1665in" fo:margin-bottom="0.1252in" style:contextual-spacing="false" fo:line-height="100%" fo:text-align="justify" style:justify-single-word="false" fo:keep-together="auto"/>
      <style:text-properties style:use-window-font-color="true" loext:opacity="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0pt"/>
    </style:style>
    <style:style style:name="ACL_20_Submission_20_Confidentiality_20_Header" style:display-name="ACL Submission Confidentiality Header" style:family="paragraph" style:parent-style-name="Standard" loext:linked-style-name="ACL_20_Submission_20_Confidentiality_20_Header_20_Char">
      <style:paragraph-properties fo:margin-top="0in" fo:margin-bottom="0in" style:contextual-spacing="false" fo:line-height="100%" fo:text-align="center" style:justify-single-word="false"/>
      <style:text-properties style:font-name="Arial" fo:font-family="Arial" style:font-family-generic="roman" style:font-pitch="variable" fo:font-size="9pt" fo:letter-spacing="-0.0016in" fo:font-weight="bold" style:letter-kerning="true" style:font-name-asian="Times New Roman1" style:font-family-asian="'Times New Roman'" style:font-family-generic-asian="system" style:font-pitch-asian="variable" style:font-size-asian="9pt" style:language-asian="de" style:country-asian="DE" style:font-weight-asian="bold" style:font-name-complex="Arial1" style:font-family-complex="Arial" style:font-family-generic-complex="system" style:font-pitch-complex="variable" style:font-size-complex="10pt"/>
    </style:style>
    <style:style style:name="ACL_20_Submission_20_Page_20_Numbering" style:display-name="ACL Submission Page Numbering" style:family="paragraph" style:parent-style-name="Standard" loext:linked-style-name="ACL_20_Submission_20_Page_20_Numbering_20_Char">
      <style:paragraph-properties fo:margin-top="0in" fo:margin-bottom="0in" style:contextual-spacing="false" fo:line-height="100%"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ACL_20_Submission_20_Ruler" style:display-name="ACL Submission Ruler" style:family="paragraph" style:parent-style-name="Standard" style:auto-update="true">
      <style:paragraph-properties fo:margin-top="0.1665in" fo:margin-bottom="0.1665in" style:contextual-spacing="false" fo:line-height="100%" fo:text-align="center" style:justify-single-word="false"/>
      <style:text-properties fo:color="#7b7b7b"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3pt"/>
    </style:style>
    <style:style style:name="ACL_20_Subsection" style:display-name="ACL Subsection" style:family="paragraph" style:parent-style-name="Heading_20_2" style:next-style-name="ACL_20_Text" loext:linked-style-name="ACL_20_Subsection_20_Char" style:default-outline-level="2" style:list-style-name="Outline">
      <style:paragraph-properties fo:margin-left="0.3902in" fo:margin-right="0in" fo:margin-top="0.1252in" fo:margin-bottom="0.0835in" style:contextual-spacing="false" fo:line-height="100%" fo:text-align="justify" style:justify-single-word="false" fo:keep-together="auto" fo:text-indent="-0.3902in" style:auto-text-indent="false"/>
      <style:text-properties style:use-window-font-color="true" loext:opacity="0%"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de" style:country-asian="DE" style:font-weight-asian="bold" style:font-name-complex="Times New Roman1" style:font-family-complex="'Times New Roman'" style:font-family-generic-complex="system" style:font-pitch-complex="variable" style:font-size-complex="11pt"/>
    </style:style>
    <style:style style:name="ACL_20_URL_20_Hyperlink" style:display-name="ACL URL Hyperlink" style:family="paragraph" style:parent-style-name="ACL_20_Code" style:next-style-name="Standard" loext:linked-style-name="ACL_20_URL_20_Hyperlink_20_Char">
      <style:paragraph-properties fo:margin-left="0in" fo:margin-right="0in" fo:text-indent="0in" style:auto-text-indent="false"/>
      <style:text-properties fo:color="#000090" loext:opacity="100%" fo:letter-spacing="-0.0035in" style:font-size-complex="10pt"/>
    </style:style>
    <style:style style:name="caption" style:family="paragraph" style:parent-style-name="ACL_20_Caption" style:next-style-name="ACL_20_Text">
      <style:paragraph-properties fo:margin-top="0.139in" fo:margin-bottom="0.139in" style:contextual-spacing="false" fo:line-height="105%"/>
      <style:text-properties fo:color="#000000" loext:opacity="100%" style:font-size-complex="9pt" style:font-weight-complex="bold"/>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paragraph-properties fo:margin-top="0in" fo:margin-bottom="0in" style:contextual-spacing="false"/>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de" style:country-asian="DE" style:font-weight-asian="bold" style:font-name-complex="Times New Roman1" style:font-family-complex="'Times New Roman'" style:font-family-generic-complex="system" style:font-pitch-complex="variable"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imSun" fo:font-family="SimSun" style:font-family-generic="roman" style:font-pitch="variable" fo:font-size="9pt" style:font-name-asian="SimSun1" style:font-family-asian="SimSun" style:font-family-generic-asian="system" style:font-pitch-asian="variable" style:font-size-asian="9pt" style:font-size-complex="9pt"/>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CL_20_Subsubsection" style:display-name="ACL Subsubsection" style:family="paragraph" style:parent-style-name="ACL_20_Subsection" style:next-style-name="ACL_20_Text" style:default-outline-level="3" style:list-style-name="Outline"/>
    <style:style style:name="Table" style:family="paragraph" style:parent-style-name="Caption" style:class="extra"/>
    <style:style style:name="Line_20_numbering" style:display-name="Line numbering" style:family="text"/>
    <style:style style:name="Default_20_Paragraph_20_Font" style:display-name="Default Paragraph Font" style:family="text"/>
    <style:style style:name="ACL_20_Text_20_Char" style:display-name="ACL Text Char" style:family="text" loext:linked-style-name="ACL_20_Text">
      <style:text-properties style:font-name="Times New Roman" fo:font-family="'Times New Roman'" style:font-family-generic="roman" style:font-pitch="variable" fo:letter-spacing="-0.0016in" style:letter-kerning="tru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ACL_20_Acknowledgments_20_Char" style:display-name="ACL Acknowledgments Char" style:family="text" loext:linked-style-name="ACL_20_Acknowledgments">
      <style:text-properties style:font-name="Times New Roman" fo:font-family="'Times New Roman'" style:font-family-generic="roman" style:font-pitch="variable" fo:font-size="12pt" fo:font-weight="bold" style:letter-kerning="true" style:font-name-asian="MS Mincho" style:font-family-asian="'MS Mincho'"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3pt" style:font-weight-complex="bold"/>
    </style:style>
    <style:style style:name="ACL_20_Acknowledgments_20_Header_20_Char" style:display-name="ACL Acknowledgments Header Char" style:family="text" loext:linked-style-name="ACL_20_Acknowledgments_20_Header">
      <style:text-properties style:font-name="Times New Roman" fo:font-family="'Times New Roman'" style:font-family-generic="roman" style:font-pitch="variable" fo:font-size="12pt" fo:font-weight="bold" style:letter-kerning="true" style:font-name-asian="MS Mincho" style:font-family-asian="'MS Mincho'"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3pt" style:font-weight-complex="bold"/>
    </style:style>
    <style:style style:name="ACL_20_References_20_Text_20_Char" style:display-name="ACL References Text Char" style:family="text" loext:linked-style-name="ACL_20_References_20_Text">
      <style:text-properties style:font-name="Times New Roman" fo:font-family="'Times New Roman'" style:font-family-generic="roman" style:font-pitch="variable" fo:font-size="10pt" style:letter-kerning="true" style:font-name-asian="MS Mincho" style:font-family-asian="'MS Mincho'"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ACL_20_Bulleted_20_List_20_Char" style:display-name="ACL Bulleted List Char" style:family="text" loext:linked-style-name="ACL_20_Bulleted_20_List">
      <style:text-properties style:font-name="Times New Roman" fo:font-family="'Times New Roman'" style:font-family-generic="roman" style:font-pitch="variable" style:letter-kerning="true" style:font-name-asian="MS Mincho" style:font-family-asian="'MS Mincho'"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ACL_20_Caption_20_Char" style:display-name="ACL Caption Char" style:family="text" loext:linked-style-name="ACL_20_Caption">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ACL_20_Enumerated_20_List_20_Char" style:display-name="ACL Enumerated List Char" style:family="text" loext:linked-style-name="ACL_20_Enumerated_20_List">
      <style:text-properties style:font-name="Times New Roman" fo:font-family="'Times New Roman'" style:font-family-generic="roman" style:font-pitch="variable" style:letter-kerning="true" style:font-name-asian="MS Mincho" style:font-family-asian="'MS Mincho'" style:font-family-generic-asian="system" style:font-pitch-asian="variable" style:language-asian="tr" style:country-asian="TR"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text-properties fo:color="#7f7f7f" loext:opacity="100%" style:font-name="Arial" fo:font-family="Arial" style:font-family-generic="roman" style:font-pitch="variable" fo:font-size="5.5pt" fo:font-weight="bold" style:font-size-asian="5.5pt" style:font-weight-asian="bold"/>
    </style:style>
    <style:style style:name="ACL_20_Footnote_20_Reference" style:display-name="ACL Footnote Reference" style:family="text">
      <style:text-properties style:text-position="super 58%" style:letter-kerning="true"/>
    </style:style>
    <style:style style:name="ACL_20_Hyperlink_20_Char" style:display-name="ACL Hyperlink Char" style:family="text" style:parent-style-name="ACL_20_Text_20_Char" loext:linked-style-name="ACL_20_Hyperlink">
      <style:text-properties fo:color="#000090" loext:opacity="100%" style:font-name="Times New Roman" fo:font-family="'Times New Roman'" style:font-family-generic="roman" style:font-pitch="variable" fo:letter-spacing="-0.0016in" style:letter-kerning="tru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ACL_20_References_20_Header_20_Char" style:display-name="ACL References Header Char" style:family="text" loext:linked-style-name="ACL_20_References_20_Header">
      <style:text-properties style:font-name="Times New Roman" fo:font-family="'Times New Roman'" style:font-family-generic="roman" style:font-pitch="variable" fo:font-size="12pt" fo:font-weight="bold" style:letter-kerning="true" style:font-name-asian="MS Mincho" style:font-family-asian="'MS Mincho'"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3pt" style:font-weight-complex="bold"/>
    </style:style>
    <style:style style:name="ACL_20_Section_20_Char" style:display-name="ACL Section Char" style:family="text" loext:linked-style-name="ACL_20_Section">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0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ACL_20_Submission_20_Confidentiality_20_Header_20_Char" style:display-name="ACL Submission Confidentiality Header Char" style:family="text" loext:linked-style-name="ACL_20_Submission_20_Confidentiality_20_Header">
      <style:text-properties style:font-name="Arial" fo:font-family="Arial" style:font-family-generic="roman" style:font-pitch="variable" fo:font-size="9pt" fo:letter-spacing="-0.0016in" fo:font-weight="bold" style:letter-kerning="true" style:font-name-asian="Times New Roman1" style:font-family-asian="'Times New Roman'" style:font-family-generic-asian="system" style:font-pitch-asian="variable" style:font-size-asian="9pt" style:language-asian="de" style:country-asian="DE" style:font-weight-asian="bold" style:font-name-complex="Arial1" style:font-family-complex="Arial" style:font-family-generic-complex="system" style:font-pitch-complex="variable" style:font-size-complex="10pt"/>
    </style:style>
    <style:style style:name="ACL_20_Submission_20_Page_20_Numbering_20_Char" style:display-name="ACL Submission Page Numbering Char" style:family="text" loext:linked-style-name="ACL_20_Submission_20_Page_20_Numbering">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ACL_20_Subsection_20_Char" style:display-name="ACL Subsection Char" style:family="text" loext:linked-style-name="ACL_20_Subsection">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de" style:country-asian="DE" style:font-weight-asian="bold"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ACL_20_URL_20_Hyperlink_20_Char" style:display-name="ACL URL Hyperlink Char" style:family="text" style:parent-style-name="ACL_20_Code_20_Char" loext:linked-style-name="ACL_20_URL_20_Hyperlink">
      <style:text-properties fo:color="#000090" loext:opacity="100%" style:font-name="Courier New" fo:font-family="'Courier New'" style:font-family-generic="roman" style:font-pitch="variable" fo:font-size="10pt" fo:letter-spacing="-0.0035in" style:letter-kerning="tru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ACL_20_Hyperlink_20_Char">
      <style:text-properties fo:color="#000090" loext:opacity="100%" style:font-name="Times New Roman" fo:font-family="'Times New Roman'" style:font-family-generic="roman" style:font-pitch="variable" fo:letter-spacing="-0.0016in" style:letter-kerning="tru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808080" loext:opacity="100%" fo:background-color="#e6e6e6"/>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de" style:country-asian="DE" style:font-weight-asian="bold" style:font-name-complex="Times New Roman1" style:font-family-complex="'Times New Roman'" style:font-family-generic-complex="system" style:font-pitch-complex="variable" style:font-size-complex="10pt" style:font-weight-complex="bold"/>
    </style:style>
    <style:style style:name="gi" style:family="text" style:parent-style-name="Default_20_Paragraph_20_Font"/>
    <style:style style:name="Unresolved_20_Mention" style:display-name="Unresolved Mention" style:family="text" style:parent-style-name="Default_20_Paragraph_20_Font">
      <style:text-properties fo:color="#808080" loext:opacity="100%" fo:background-color="#e6e6e6"/>
    </style:style>
    <style:style style:name="Balloon_20_Text_20_Char" style:display-name="Balloon Text Char" style:family="text" style:parent-style-name="Default_20_Paragraph_20_Font" loext:linked-style-name="Balloon_20_Text">
      <style:text-properties style:font-name="SimSun" fo:font-family="SimSun" style:font-family-generic="roman" style:font-pitch="variable" fo:font-size="9pt" style:font-name-asian="SimSun1" style:font-family-asian="SimSun" style:font-family-generic-asian="system" style:font-pitch-asian="variable" style:font-size-asian="9pt" style:font-size-complex="9pt"/>
    </style:style>
    <style:style style:name="ACL_20_Text_20_First_20_Line_20_Char" style:display-name="ACL Text First Line Char" style:family="text" style:parent-style-name="ACL_20_Text_20_Char" loext:linked-style-name="ACL_20_Text_20_First_20_Line">
      <style:text-properties style:font-name="Times New Roman" fo:font-family="'Times New Roman'" style:font-family-generic="roman" style:font-pitch="variable" fo:letter-spacing="-0.0016in" style:letter-kerning="tru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ACL_20_Code_20_Char" style:display-name="ACL Code Char" style:family="text" style:parent-style-name="ACL_20_Text_20_First_20_Line_20_Char" loext:linked-style-name="ACL_20_Code">
      <style:text-properties style:font-name="Courier New" fo:font-family="'Courier New'" style:font-family-generic="roman" style:font-pitch="variable" fo:font-size="10pt" fo:letter-spacing="-0.0016in" style:letter-kerning="tru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1"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loext:opacity="0%" style:text-outline="false" style:text-line-through-style="none" style:text-line-through-type="none" style:text-position="0% 100%" style:font-name="Times New Roman" fo:font-family="'Times New Roman'" style:font-family-generic="roman" style:font-pitch="variable" fo:font-size="11pt" fo:font-style="normal" fo:text-shadow="none" fo:font-weight="bold" style:font-size-asian="11pt" style:font-style-asian="normal" style:font-weight-asian="bold" style:font-name-complex="Times New Roman1" style:font-family-complex="'Times New Roman'" style:font-family-generic-complex="system" style:font-pitch-complex="variable" style:font-size-complex="11pt" style:font-relief="none"/>
    </style:style>
    <style:style style:name="ListLabel_20_21" style:display-name="ListLabel 21"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1" style:font-family-complex="'Times New Roman'" style:font-family-generic-complex="system" style:font-pitch-complex="variable" style:font-size-complex="11pt"/>
    </style:style>
    <style:style style:name="ListLabel_20_22" style:display-name="ListLabel 2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3" style:display-name="ListLabel 2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4" style:display-name="ListLabel 24"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5" style:display-name="ListLabel 25"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6" style:display-name="ListLabel 2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7" style:display-name="ListLabel 2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1"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loext:opacity="0%" style:text-outline="false" style:text-line-through-style="none" style:text-line-through-type="none" style:text-position="0% 100%" style:font-name="Times New Roman" fo:font-family="'Times New Roman'" style:font-family-generic="roman" style:font-pitch="variable" fo:font-size="11pt" fo:font-style="normal" fo:text-shadow="none" fo:font-weight="bold" style:font-size-asian="11pt" style:font-style-asian="normal" style:font-weight-asian="bold" style:font-name-complex="Times New Roman1" style:font-family-complex="'Times New Roman'" style:font-family-generic-complex="system" style:font-pitch-complex="variable" style:font-size-complex="11pt" style:font-relief="none"/>
    </style:style>
    <style:style style:name="ListLabel_20_30" style:display-name="ListLabel 30"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1" style:font-family-complex="'Times New Roman'" style:font-family-generic-complex="system" style:font-pitch-complex="variable" style:font-size-complex="11pt"/>
    </style:style>
    <style:style style:name="ListLabel_20_31" style:display-name="ListLabel 3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2" style:display-name="ListLabel 3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3" style:display-name="ListLabel 3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4" style:display-name="ListLabel 34"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5" style:display-name="ListLabel 35"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6" style:display-name="ListLabel 3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1"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1" style:font-family-complex="'Times New Roman'" style:font-family-generic-complex="system" style:font-pitch-complex="variable" style:font-size-complex="12pt" style:font-relief="none"/>
    </style:style>
    <style:style style:name="ListLabel_20_48" style:display-name="ListLabel 48"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1" style:font-family-complex="'Times New Roman'" style:font-family-generic-complex="system" style:font-pitch-complex="variable" style:font-size-complex="11pt"/>
    </style:style>
    <style:style style:name="ListLabel_20_49" style:display-name="ListLabel 49"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50" style:display-name="ListLabel 5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51" style:display-name="ListLabel 5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52" style:display-name="ListLabel 5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55" style:display-name="ListLabel 55" style:family="text">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1" style:font-family-complex="'Times New Roman'" style:font-family-generic-complex="system" style:font-pitch-complex="variable" style:font-size-complex="12pt" style:font-relief="none" text:display="true"/>
    </style:style>
    <style:style style:name="ListLabel_20_56" style:display-name="ListLabel 56" style:family="text">
      <style:text-properties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1" style:font-family-complex="'Times New Roman'" style:font-family-generic-complex="system" style:font-pitch-complex="variable" style:font-size-complex="12pt" style:font-relief="none"/>
    </style:style>
    <style:style style:name="ListLabel_20_57" style:display-name="ListLabel 57"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1" style:font-family-complex="'Times New Roman'" style:font-family-generic-complex="system" style:font-pitch-complex="variable" style:font-size-complex="11pt"/>
    </style:style>
    <style:style style:name="ListLabel_20_58" style:display-name="ListLabel 58"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59" style:display-name="ListLabel 59"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0" style:display-name="ListLabel 6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1" style:display-name="ListLabel 6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2" style:display-name="ListLabel 6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3" style:display-name="ListLabel 6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4" style:display-name="ListLabel 64" style:family="text">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1" style:font-family-complex="'Times New Roman'" style:font-family-generic-complex="system" style:font-pitch-complex="variable" style:font-size-complex="12pt" style:font-relief="none" text:display="true"/>
    </style:style>
    <style:style style:name="ListLabel_20_65" style:display-name="ListLabel 65" style:family="text">
      <style:text-properties style:use-window-font-color="true" loext:opacity="0%" style:text-outline="false" style:text-line-through-style="none" style:text-line-through-type="none" style:text-position="0% 100%" style:font-name="Times New Roman" fo:font-family="'Times New Roman'" style:font-family-generic="roman" style:font-pitch="variable" fo:font-size="11pt" fo:font-style="normal" fo:text-shadow="none" fo:font-weight="bold" style:font-size-asian="11pt" style:font-style-asian="normal" style:font-weight-asian="bold" style:font-name-complex="Times New Roman1" style:font-family-complex="'Times New Roman'" style:font-family-generic-complex="system" style:font-pitch-complex="variable" style:font-size-complex="11pt" style:font-relief="none"/>
    </style:style>
    <style:style style:name="ListLabel_20_66" style:display-name="ListLabel 66"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1" style:font-family-complex="'Times New Roman'" style:font-family-generic-complex="system" style:font-pitch-complex="variable" style:font-size-complex="11pt"/>
    </style:style>
    <style:style style:name="ListLabel_20_67" style:display-name="ListLabel 6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8" style:display-name="ListLabel 68"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69" style:display-name="ListLabel 69"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0" style:display-name="ListLabel 7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1" style:display-name="ListLabel 7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2" style:display-name="ListLabel 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3" style:display-name="ListLabel 73" style:family="text">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font-style="normal" fo:text-shadow="none" fo:font-weight="bold" style:font-size-asian="12pt" style:font-style-asian="normal" style:font-weight-asian="bold" style:font-name-complex="Times New Roman1" style:font-family-complex="'Times New Roman'" style:font-family-generic-complex="system" style:font-pitch-complex="variable" style:font-size-complex="12pt" style:font-relief="none" text:display="true"/>
    </style:style>
    <style:style style:name="ListLabel_20_74" style:display-name="ListLabel 74" style:family="text">
      <style:text-properties style:use-window-font-color="true" loext:opacity="0%" style:text-outline="false" style:text-line-through-style="none" style:text-line-through-type="none" style:text-position="0% 100%" style:font-name="Times New Roman" fo:font-family="'Times New Roman'" style:font-family-generic="roman" style:font-pitch="variable" fo:font-size="11pt" fo:font-style="normal" fo:text-shadow="none" fo:font-weight="bold" style:font-size-asian="11pt" style:font-style-asian="normal" style:font-weight-asian="bold" style:font-name-complex="Times New Roman1" style:font-family-complex="'Times New Roman'" style:font-family-generic-complex="system" style:font-pitch-complex="variable" style:font-size-complex="11pt" style:font-relief="none"/>
    </style:style>
    <style:style style:name="ListLabel_20_75" style:display-name="ListLabel 75"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1" style:font-family-complex="'Times New Roman'" style:font-family-generic-complex="system" style:font-pitch-complex="variable" style:font-size-complex="11pt"/>
    </style:style>
    <style:style style:name="ListLabel_20_76" style:display-name="ListLabel 7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7" style:display-name="ListLabel 7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8" style:display-name="ListLabel 78"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9" style:display-name="ListLabel 79"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80" style:display-name="ListLabel 80"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81" style:display-name="ListLabel 81"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 text:offset="0.0402in" style:num-format="1" text:number-position="left" text:increment="1"/>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9799in" fo:margin-bottom="0.1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footer-style>
        <style:header-footer-properties fo:min-height="0.8807in" fo:margin-left="0in" fo:margin-right="0in" fo:margin-top="0.8402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8T16:09:10.476697012</meta:creation-date>
    <dc:date>2022-10-19T10:18:08.400856322</dc:date>
    <dc:creator>Luca Brigada Villa</dc:creator>
    <meta:editing-duration>PT2H4M56S</meta:editing-duration>
    <meta:editing-cycles>5</meta:editing-cycles>
    <meta:generator>LibreOffice/7.4.2.3$Linux_X86_64 LibreOffice_project/382eef1f22670f7f4118c8c2dd222ec7ad009daf</meta:generator>
    <meta:document-statistic meta:table-count="2" meta:image-count="0" meta:object-count="0" meta:page-count="2" meta:paragraph-count="53" meta:word-count="663" meta:character-count="4111" meta:non-whitespace-character-count="3499"/>
  </office:meta>
</office:document-meta>
</file>